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e272" officeooo:paragraph-rsid="001ae2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Sir or Madam, </text:p>
      <text:p text:style-name="P1"/>
      <text:p text:style-name="P1">in support of my application, my referee Guillaume Brunerie has sent the reference letter by email to <text:a xlink:type="simple" xlink:href="mailto:gradschool.scitech@au.dk" text:style-name="Internet_20_link" text:visited-style-name="Visited_20_Internet_20_Link">gradschool.scitech@au.dk</text:a>.</text:p>
      <text:p text:style-name="P1"/>
      <text:p text:style-name="P1">Yours sincerely, </text:p>
      <text:p text:style-name="P1">Philipp Stasse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0:13:14.406591601</meta:creation-date>
    <dc:date>2020-05-01T10:20:18.592390025</dc:date>
    <meta:editing-duration>PT7M5S</meta:editing-duration>
    <meta:editing-cycles>1</meta:editing-cycles>
    <meta:document-statistic meta:table-count="0" meta:image-count="0" meta:object-count="0" meta:page-count="1" meta:paragraph-count="4" meta:word-count="26" meta:character-count="178" meta:non-whitespace-character-count="154"/>
    <meta:generator>LibreOffice/6.4.3.2$Linux_X86_64 LibreOffice_project/40$Build-2</meta:generator>
  </office:meta>
</office:document-meta>
</file>